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7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2.693cm" svg:y="-5cm"/>
          <draw:glue-point draw:id="5" svg:x="4.822cm" svg:y="-5cm"/>
          <draw:glue-point draw:id="6" svg:x="1.064cm" svg:y="-5cm"/>
          <draw:glue-point draw:id="7" svg:x="-5cm" svg:y="5cm"/>
          <draw:glue-point draw:id="8" svg:x="3.169cm" svg:y="5cm"/>
          <draw:glue-point draw:id="9" svg:x="-0.915cm" svg:y="5cm"/>
          <draw:glue-point draw:id="10" svg:x="5cm" svg:y="1.132cm"/>
          <draw:glue-point draw:id="11" svg:x="5cm" svg:y="2.497cm"/>
          <draw:glue-point draw:id="12" svg:x="1.306cm" svg:y="0.454cm"/>
          <draw:polygon draw:style-name="gr1" draw:layer="layout" svg:width="1.724cm" svg:height="0.19cm" svg:x="0.299cm" svg:y="1.226cm" svg:viewBox="0 0 1725 191" draw:points="0,191 203,0 1725,0 1521,191">
            <text:p/>
          </draw:polygon>
          <draw:polygon draw:style-name="gr2" draw:layer="layout" svg:width="1.724cm" svg:height="0.19cm" svg:x="0.299cm" svg:y="1.226cm" svg:viewBox="0 0 1725 191" draw:points="0,191 203,0 1725,0 1521,191">
            <text:p/>
          </draw:polygon>
          <draw:polygon draw:style-name="gr3" draw:layer="layout" svg:width="1.521cm" svg:height="0.286cm" svg:x="0.299cm" svg:y="1.416cm" svg:viewBox="0 0 1522 287" draw:points="0,0 1522,0 1522,287 0,287">
            <text:p/>
          </draw:polygon>
          <draw:polygon draw:style-name="gr2" draw:layer="layout" svg:width="1.521cm" svg:height="0.286cm" svg:x="0.299cm" svg:y="1.416cm" svg:viewBox="0 0 1522 287" draw:points="0,0 1522,0 1522,287 0,287">
            <text:p/>
          </draw:polygon>
          <draw:polygon draw:style-name="gr4" draw:layer="layout" svg:width="0.203cm" svg:height="0.476cm" svg:x="1.819cm" svg:y="1.226cm" svg:viewBox="0 0 204 477" draw:points="0,477 204,273 204,0 0,190">
            <text:p/>
          </draw:polygon>
          <draw:polygon draw:style-name="gr2" draw:layer="layout" svg:width="0.203cm" svg:height="0.476cm" svg:x="1.819cm" svg:y="1.226cm" svg:viewBox="0 0 204 477" draw:points="0,477 204,273 204,0 0,190">
            <text:p/>
          </draw:polygon>
          <draw:polygon draw:style-name="gr5" draw:layer="layout" svg:width="1.639cm" svg:height="0.154cm" svg:x="0.347cm" svg:y="1.226cm" svg:viewBox="0 0 1640 155" draw:points="0,155 155,0 1640,0 1484,155">
            <text:p/>
          </draw:polygon>
          <draw:polygon draw:style-name="gr6" draw:layer="layout" svg:width="1.639cm" svg:height="0.154cm" svg:x="0.347cm" svg:y="1.226cm" svg:viewBox="0 0 1640 155" draw:points="0,155 155,0 1640,0 1484,155">
            <text:p/>
          </draw:polygon>
          <draw:polygon draw:style-name="gr1" draw:layer="layout" svg:width="1.688cm" svg:height="0.154cm" svg:x="0.299cm" svg:y="0cm" svg:viewBox="0 0 1689 155" draw:points="0,155 168,0 1689,0 1521,155">
            <text:p/>
          </draw:polygon>
          <draw:polygon draw:style-name="gr2" draw:layer="layout" svg:width="1.688cm" svg:height="0.154cm" svg:x="0.299cm" svg:y="0cm" svg:viewBox="0 0 1689 155" draw:points="0,155 168,0 1689,0 1521,155">
            <text:p/>
          </draw:polygon>
          <draw:polygon draw:style-name="gr3" draw:layer="layout" svg:width="1.532cm" svg:height="1.203cm" svg:x="0.299cm" svg:y="0.154cm" svg:viewBox="0 0 1533 1204" draw:points="0,0 1533,0 1533,1204 0,1204">
            <text:p/>
          </draw:polygon>
          <draw:polygon draw:style-name="gr2" draw:layer="layout" svg:width="1.532cm" svg:height="1.202cm" svg:x="0.299cm" svg:y="0.154cm" svg:viewBox="0 0 1533 1203" draw:points="0,0 1533,0 1533,1203 0,1203">
            <text:p/>
          </draw:polygon>
          <draw:polygon draw:style-name="gr7" draw:layer="layout" svg:width="1.268cm" svg:height="0.929cm" svg:x="0.431cm" svg:y="0.309cm" svg:viewBox="0 0 1269 930" draw:points="0,0 1269,0 1269,930 0,930">
            <text:p/>
          </draw:polygon>
          <draw:polygon draw:style-name="gr2" draw:layer="layout" svg:width="1.268cm" svg:height="0.928cm" svg:x="0.431cm" svg:y="0.309cm" svg:viewBox="0 0 1269 929" draw:points="0,0 1269,0 1269,929 0,929">
            <text:p/>
          </draw:polygon>
          <draw:polygon draw:style-name="gr4" draw:layer="layout" svg:width="0.167cm" svg:height="1.344cm" svg:x="1.819cm" svg:y="0cm" svg:viewBox="0 0 168 1345" draw:points="0,1345 168,1178 168,0 0,154">
            <text:p/>
          </draw:polygon>
          <draw:polygon draw:style-name="gr2" draw:layer="layout" svg:width="0.167cm" svg:height="1.344cm" svg:x="1.819cm" svg:y="0cm" svg:viewBox="0 0 168 1345" draw:points="0,1345 168,1178 168,0 0,154">
            <text:p/>
          </draw:polygon>
          <draw:polygon draw:style-name="gr1" draw:layer="layout" svg:width="1.89cm" svg:height="0.297cm" svg:x="0cm" svg:y="1.643cm" svg:viewBox="0 0 1891 298" draw:points="0,298 239,0 1891,0 1651,298">
            <text:p/>
          </draw:polygon>
          <draw:path draw:style-name="gr2" draw:layer="layout" svg:width="1.888cm" svg:height="0.297cm" svg:x="0.002cm" svg:y="1.643cm" svg:viewBox="0 0 1889 298" svg:d="m0 296 237-296h1652l-240 298h-1649zm0-2z">
            <text:p/>
          </draw:path>
          <draw:polygon draw:style-name="gr4" draw:layer="layout" svg:width="0.239cm" svg:height="0.357cm" svg:x="1.651cm" svg:y="1.643cm" svg:viewBox="0 0 240 358" draw:points="0,358 240,107 240,0 0,297">
            <text:p/>
          </draw:polygon>
          <draw:path draw:style-name="gr2" draw:layer="layout" svg:width="0.239cm" svg:height="0.356cm" svg:x="1.651cm" svg:y="1.643cm" svg:viewBox="0 0 240 357" svg:d="m0 357 240-250v-107l-240 298zm0 59z">
            <text:p/>
          </draw:path>
          <draw:polygon draw:style-name="gr3" draw:layer="layout" svg:width="1.651cm" svg:height="0.06cm" svg:x="0cm" svg:y="1.94cm" svg:viewBox="0 0 1652 61" draw:points="0,0 1652,0 1652,61 0,61">
            <text:p/>
          </draw:polygon>
          <draw:path draw:style-name="gr2" draw:layer="layout" svg:width="1.65cm" svg:height="0.058cm" svg:x="0.002cm" svg:y="1.94cm" svg:viewBox="0 0 1651 59" svg:d="m0 0h1651v59zm-1651-5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Terminal</dc:title>
    <meta:creation-date>2011-02-07T16:42:04</meta:creation-date>
    <meta:editing-duration>P0D</meta:editing-duration>
    <meta:editing-cycles>1</meta:editing-cycles>
    <meta:document-statistic meta:object-count="23"/>
    <meta:generator>OpenOffice.org/3.3$Linux OpenOffice.org_project/330m20$Build-9567</meta:generator>
  </office:meta>
</office:document-meta>
</file>